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15%" fo:text-align="left" style:tab-stop-distance="1in" fo:margin-left="0in" fo:margin-right="0in" fo:text-indent="0in" fo:margin-top="0.16667in" fo:margin-bottom="0.16667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7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2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15%" fo:text-align="left" style:tab-stop-distance="1in" fo:margin-left="0in" fo:margin-right="0in" fo:text-indent="0in" fo:margin-top="0.16667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15%" fo:text-align="left" style:tab-stop-distance="1in" fo:margin-left="0in" fo:margin-right="0in" fo:text-indent="0in" fo:margin-top="0.16667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3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6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123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041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151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046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084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049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990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035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993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038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96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32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170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  <text:list-style style:name="a1202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.75in"/>
        <style:text-properties fo:color="#595959" fo:font-family="Arial" fo:font-size="100%"/>
      </text:list-level-style-bullet>
      <text:list-level-style-bullet text:level="3" text:bullet-char="-">
        <style:list-level-properties text:space-before="1.25in"/>
        <style:text-properties fo:color="#595959" fo:font-family="Arial" fo:font-size="100%"/>
      </text:list-level-style-bullet>
      <text:list-level-style-bullet text:level="4" text:bullet-char="-">
        <style:list-level-properties text:space-before="1.75in"/>
        <style:text-properties fo:color="#595959" fo:font-family="Arial" fo:font-size="100%"/>
      </text:list-level-style-bullet>
      <text:list-level-style-bullet text:level="5" text:bullet-char="-">
        <style:list-level-properties text:space-before="2.25in"/>
        <style:text-properties fo:color="#595959" fo:font-family="Arial" fo:font-size="100%"/>
      </text:list-level-style-bullet>
      <text:list-level-style-bullet text:level="6" text:bullet-char="-">
        <style:list-level-properties text:space-before="2.75in"/>
        <style:text-properties fo:color="#595959" fo:font-family="Arial" fo:font-size="100%"/>
      </text:list-level-style-bullet>
      <text:list-level-style-bullet text:level="7" text:bullet-char="-">
        <style:list-level-properties text:space-before="3.25in"/>
        <style:text-properties fo:color="#595959" fo:font-family="Arial" fo:font-size="100%"/>
      </text:list-level-style-bullet>
      <text:list-level-style-bullet text:level="8" text:bullet-char="-">
        <style:list-level-properties text:space-before="3.75in"/>
        <style:text-properties fo:color="#595959" fo:font-family="Arial" fo:font-size="100%"/>
      </text:list-level-style-bullet>
      <text:list-level-style-bullet text:level="9" text:bullet-char="-">
        <style:list-level-properties text:space-before="4.25in"/>
        <style:text-properties fo:color="#595959" fo:font-family="Arial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3">
      <text:list-level-style-bullet text:level="1" text:bullet-char="-">
        <style:list-level-properties text:space-before="0in"/>
        <style:text-properties fo:color="#595959" fo:font-family="Arial" fo:font-size="100%"/>
      </text:list-level-style-bullet>
      <text:list-level-style-bullet text:level="2" text:bullet-char="-">
        <style:list-level-properties text:space-before="0in"/>
        <style:text-properties fo:color="#595959" fo:font-family="Arial" fo:font-size="100%"/>
      </text:list-level-style-bullet>
      <text:list-level-style-bullet text:level="3" text:bullet-char="-">
        <style:list-level-properties text:space-before="0.5in"/>
        <style:text-properties fo:color="#595959" fo:font-family="Arial" fo:font-size="100%"/>
      </text:list-level-style-bullet>
      <text:list-level-style-bullet text:level="4" text:bullet-char="-">
        <style:list-level-properties text:space-before="1in"/>
        <style:text-properties fo:color="#595959" fo:font-family="Arial" fo:font-size="100%"/>
      </text:list-level-style-bullet>
      <text:list-level-style-bullet text:level="5" text:bullet-char="-">
        <style:list-level-properties text:space-before="1.5in"/>
        <style:text-properties fo:color="#595959" fo:font-family="Arial" fo:font-size="100%"/>
      </text:list-level-style-bullet>
      <text:list-level-style-bullet text:level="6" text:bullet-char="-">
        <style:list-level-properties text:space-before="2in"/>
        <style:text-properties fo:color="#595959" fo:font-family="Arial" fo:font-size="100%"/>
      </text:list-level-style-bullet>
      <text:list-level-style-bullet text:level="7" text:bullet-char="-">
        <style:list-level-properties text:space-before="2.5in"/>
        <style:text-properties fo:color="#595959" fo:font-family="Arial" fo:font-size="100%"/>
      </text:list-level-style-bullet>
      <text:list-level-style-bullet text:level="8" text:bullet-char="-">
        <style:list-level-properties text:space-before="3in"/>
        <style:text-properties fo:color="#595959" fo:font-family="Arial" fo:font-size="100%"/>
      </text:list-level-style-bullet>
      <text:list-level-style-bullet text:level="9" text:bullet-char="-">
        <style:list-level-properties text:space-before="3.5in"/>
        <style:text-properties fo:color="#595959" fo:font-family="Arial" fo:font-size="100%"/>
      </text:list-level-style-bullet>
    </text:list-style>
  </office:automatic-styles>
  <office:body>
    <office:presentation>
      <draw:page draw:name="page1" draw:style-name="a973" draw:master-page-name="Master1-Layout7-blank-Blank" presentation:presentation-page-layout-name="Master1-PPL7" draw:id="Slide-256">
        <draw:frame draw:id="id88" presentation:style-name="a976" draw:name="Google Shape;54;p13" svg:x="0.34094in" svg:y="0.81417in" svg:width="9.31772in" svg:height="2.24449in" presentation:class="title" presentation:placeholder="false">
          <draw:text-box>
            <text:p text:style-name="a975" text:class-names="" text:cond-style-name=""><text:span text:style-name="a974" text:class-names="">PyJamas Progress<text:line-break/>Week 3</text:span></text:p>
          </draw:text-box>
          <svg:title/>
          <svg:desc/>
        </draw:frame>
        <draw:frame draw:id="id89" presentation:style-name="a977" draw:name="Google Shape;55;p13" svg:x="0.34094in" svg:y="3.09961in" svg:width="9.31772in" svg:height="0.86654in" presentation:class="subtitle" presentation:placeholder="true">
          <draw:text-box/>
          <svg:title/>
          <svg:desc/>
        </draw:frame>
        <presentation:notes draw:style-name="a983">
          <draw:frame draw:id="id90" draw:style-name="a980" draw:name="Slide Number Placeholder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91" presentation:style-name="a981" draw:name="Google Shape;51;p:notes">
            <svg:title/>
            <svg:desc/>
          </draw:page-thumbnail>
          <draw:frame draw:id="id92" presentation:style-name="a982" draw:name="Google Shape;52;p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LSTM" draw:style-name="a984" draw:master-page-name="Master2-Layout7-blank-Blank" presentation:presentation-page-layout-name="Master2-PPL7" draw:id="Slide-257">
        <draw:frame draw:id="id93" presentation:style-name="a987" draw:name="Google Shape;60;p14" svg:x="0.34094in" svg:y="0.48661in" svg:width="9.31772in" svg:height="0.62598in" presentation:class="title" presentation:placeholder="false">
          <draw:text-box>
            <text:p text:style-name="a986" text:class-names="" text:cond-style-name=""><text:span text:style-name="a985" text:class-names="">LSTM</text:span></text:p>
          </draw:text-box>
          <svg:title/>
          <svg:desc/>
        </draw:frame>
        <draw:frame draw:id="id94" presentation:style-name="a997" draw:name="Google Shape;61;p14" svg:x="0.34094in" svg:y="1.70866in" svg:width="9.31772in" svg:height="3.28819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Labels are included and training functions are finished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evaluation not implemented yet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tag to index not implemented yet</text:span></text:p>
              </text:list-item>
            </text:list>
          </draw:text-box>
          <svg:title/>
          <svg:desc/>
        </draw:frame>
        <presentation:notes draw:style-name="a1003">
          <draw:frame draw:id="id95" draw:style-name="a1000" draw:name="Slide Number Placeholder 6" svg:x="4.67953in" svg:y="11.10827in" svg:width="3.5878in" svg:height="0.5842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96" presentation:style-name="a1001" draw:name="Google Shape;57;g2a35df12caf_0_5:notes">
            <svg:title/>
            <svg:desc/>
          </draw:page-thumbnail>
          <draw:frame draw:id="id97" presentation:style-name="a1002" draw:name="Google Shape;58;g2a35df12caf_0_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ERT Models&#10;Implementation" draw:style-name="a1004" draw:master-page-name="Master2-Layout7-blank-Blank" presentation:presentation-page-layout-name="Master2-PPL7" draw:id="Slide-258">
        <draw:frame draw:id="id98" presentation:style-name="a1007" draw:name="Google Shape;66;p15" svg:x="0.34094in" svg:y="0.48661in" svg:width="9.31772in" svg:height="0.62598in" presentation:class="title" presentation:placeholder="false">
          <draw:text-box>
            <text:p text:style-name="a1006" text:class-names="" text:cond-style-name=""><text:span text:style-name="a1005" text:class-names="">BERT Models<text:line-break/>Implementation</text:span></text:p>
          </draw:text-box>
          <svg:title/>
          <svg:desc/>
        </draw:frame>
        <draw:frame draw:id="id99" presentation:style-name="a1017" draw:name="Google Shape;67;p15" svg:x="0.34094in" svg:y="1.70866in" svg:width="9.31772in" svg:height="3.28819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BERT for both tokenization and embedding of LSTM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model works best with its own tokenizer (includes start and end of sentence tags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on hold because LSTM is not finished</text:span></text:p>
              </text:list-item>
            </text:list>
          </draw:text-box>
          <svg:title/>
          <svg:desc/>
        </draw:frame>
        <presentation:notes draw:style-name="a1023">
          <draw:frame draw:id="id100" draw:style-name="a1020" draw:name="Slide Number Placeholder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01" presentation:style-name="a1021" draw:name="Google Shape;63;g29ed9762e0c_0_0:notes">
            <svg:title/>
            <svg:desc/>
          </draw:page-thumbnail>
          <draw:frame draw:id="id102" presentation:style-name="a1022" draw:name="Google Shape;64;g29ed9762e0c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4" draw:style-name="a1024" draw:master-page-name="Master2-Layout7-blank-Blank" presentation:presentation-page-layout-name="Master2-PPL7" draw:id="Slide-259">
        <draw:frame draw:id="id103" presentation:style-name="a1027" draw:name="Google Shape;72;p16" svg:x="0.34094in" svg:y="0.48661in" svg:width="9.31772in" svg:height="0.62598in" presentation:class="title" presentation:placeholder="false">
          <draw:text-box>
            <text:p text:style-name="a1026" text:class-names="" text:cond-style-name=""><text:span text:style-name="a1025" text:class-names="">BERT Models<text:line-break/>Implementation</text:span></text:p>
          </draw:text-box>
          <svg:title/>
          <svg:desc/>
        </draw:frame>
        <draw:frame draw:id="id104" presentation:style-name="a1053" draw:name="Google Shape;73;p16" svg:x="0.34094in" svg:y="1.70866in" svg:width="9.31772in" svg:height="3.28819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BERT only: existing notebook changed to use cased version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1" text:class-names="">no training test acc: Test function TBD, visualization of<text:s text:c="1"/></text:span><text:span text:style-name="a1032" text:class-names="">test.csv</text:span><text:span text:style-name="a1033" text:class-names=""><text:s text:c="1"/>looks good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finetuning all layers training-acc: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CPU: 0.8653 after 1 epoch, 0.9128 after 5 Batches in 2nd epoch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2" text:class-names="">GPU: TBD, move to<text:s text:c="1"/></text:span><text:span text:style-name="a1043" text:class-names="">PyTorch</text:span><text:span text:style-name="a1044" text:class-names="">?</text:span></text:p>
                  </text:list-item>
                </text:list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re-training test-acc: TBD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Pending changes: Train-test split, corrected evaluation function, try larger batches and finetuning only one layer</text:span></text:p>
              </text:list-item>
            </text:list>
          </draw:text-box>
          <svg:title/>
          <svg:desc/>
        </draw:frame>
        <presentation:notes draw:style-name="a1059">
          <draw:frame draw:id="id105" draw:style-name="a1056" draw:name="Slide Number Placeholder 6" svg:x="4.67953in" svg:y="11.10827in" svg:width="3.5878in" svg:height="0.58425in">
            <draw:text-box>
              <text:p text:style-name="a1055" text:class-names="" text:cond-style-name=""><text:span text:style-name="a1054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06" presentation:style-name="a1057" draw:name="Google Shape;69;g2a35df12caf_0_0:notes">
            <svg:title/>
            <svg:desc/>
          </draw:page-thumbnail>
          <draw:frame draw:id="id107" presentation:style-name="a1058" draw:name="Google Shape;70;g2a35df12caf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6" draw:style-name="a1060" draw:master-page-name="Master2-Layout7-blank-Blank" presentation:presentation-page-layout-name="Master2-PPL7" draw:id="Slide-261">
        <draw:frame draw:id="id108" presentation:style-name="a1065" draw:name="Google Shape;72;p16" svg:x="0.34094in" svg:y="0.48661in" svg:width="9.31772in" svg:height="0.62598in" presentation:class="title" presentation:placeholder="false">
          <draw:text-box>
            <text:p text:style-name="a1064" text:class-names="" text:cond-style-name=""><text:span text:style-name="a1061" text:class-names="">DeBerta</text:span><text:span text:style-name="a1062" text:class-names=""><text:s text:c="1"/></text:span><text:span text:style-name="a1063" text:class-names="">Models<text:line-break/>Implementation</text:span></text:p>
          </draw:text-box>
          <svg:title/>
          <svg:desc/>
        </draw:frame>
        <draw:frame draw:id="id109" presentation:style-name="a1188" draw:name="Google Shape;73;p16" svg:x="0.34094in" svg:y="1.70866in" svg:width="9.31772in" svg:height="3.28819in" presentation:class="outline" presentation:placeholder="false">
          <draw:text-box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66" text:class-names=""><text:s text:c="1"/></text:span><text:span text:style-name="a1067" text:class-names="">Knowing</text:span><text:span text:style-name="a1068" text:class-names=""><text:s text:c="1"/></text:span><text:span text:style-name="a1069" text:class-names="">about</text:span><text:span text:style-name="a1070" text:class-names=""><text:s text:c="1"/></text:span><text:span text:style-name="a1071" text:class-names="">how</text:span><text:span text:style-name="a1072" text:class-names=""><text:s text:c="1"/></text:span><text:span text:style-name="a1073" text:class-names="">to</text:span><text:span text:style-name="a1074" text:class-names=""><text:s text:c="1"/></text:span><text:span text:style-name="a1075" text:class-names="">use</text:span><text:span text:style-name="a1076" text:class-names=""><text:s text:c="1"/></text:span><text:span text:style-name="a1077" text:class-names="">AutoToken</text:span><text:span text:style-name="a1078" text:class-names=""><text:s text:c="1"/></text:span><text:span text:style-name="a1079" text:class-names="">from</text:span><text:span text:style-name="a1080" text:class-names=""><text:s text:c="1"/>Transformer –<text:s text:c="1"/></text:span><text:span text:style-name="a1081" text:class-names="">Done</text:span><text:span text:style-name="a1082" text:class-names=""/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085" text:class-names=""><text:s text:c="1"/></text:span><text:span text:style-name="a1086" text:class-names="">Knowing</text:span><text:span text:style-name="a1087" text:class-names=""><text:s text:c="1"/></text:span><text:span text:style-name="a1088" text:class-names="">about</text:span><text:span text:style-name="a1089" text:class-names=""><text:s text:c="1"/></text:span><text:span text:style-name="a1090" text:class-names="">how</text:span><text:span text:style-name="a1091" text:class-names=""><text:s text:c="1"/></text:span><text:span text:style-name="a1092" text:class-names="">to</text:span><text:span text:style-name="a1093" text:class-names=""><text:s text:c="1"/></text:span><text:span text:style-name="a1094" text:class-names="">use</text:span><text:span text:style-name="a1095" text:class-names=""><text:s text:c="1"/></text:span><text:span text:style-name="a1096" text:class-names="">AutoModel</text:span><text:span text:style-name="a1097" text:class-names=""><text:s text:c="1"/></text:span><text:span text:style-name="a1098" text:class-names="">from</text:span><text:span text:style-name="a1099" text:class-names=""><text:s text:c="1"/>Transformer –<text:s text:c="1"/></text:span><text:span text:style-name="a1100" text:class-names="">Done</text:span><text:span text:style-name="a1101" text:class-names=""><text:s text:c="1"/>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04" text:class-names=""><text:s text:c="1"/>Understanding<text:s text:c="1"/></text:span><text:span text:style-name="a1105" text:class-names="">how</text:span><text:span text:style-name="a1106" text:class-names=""><text:s text:c="1"/></text:span><text:span text:style-name="a1107" text:class-names="">to</text:span><text:span text:style-name="a1108" text:class-names=""><text:s text:c="1"/></text:span><text:span text:style-name="a1109" text:class-names="">tokenized</text:span><text:span text:style-name="a1110" text:class-names=""><text:s text:c="1"/></text:span><text:span text:style-name="a1111" text:class-names="">data</text:span><text:span text:style-name="a1112" text:class-names=""><text:s text:c="1"/></text:span><text:span text:style-name="a1113" text:class-names="">for</text:span><text:span text:style-name="a1114" text:class-names=""><text:s text:c="1"/></text:span><text:span text:style-name="a1115" text:class-names="">D</text:span><text:span text:style-name="a1116" text:class-names="">e</text:span><text:span text:style-name="a1117" text:class-names="">Berta</text:span><text:span text:style-name="a1118" text:class-names=""><text:s text:c="1"/></text:span><text:span text:style-name="a1119" text:class-names="">–<text:s text:c="1"/></text:span><text:span text:style-name="a1120" text:class-names="">Done</text:span><text:span text:style-name="a1121" text:class-names=""><text:s text:c="1"/>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24" text:class-names=""><text:s text:c="1"/>Done with<text:s text:c="1"/></text:span><text:span text:style-name="a1125" text:class-names="">loading<text:s text:c="1"/></text:span><text:span text:style-name="a1126" text:class-names="">DeBERTa</text:span><text:span text:style-name="a1127" text:class-names=""><text:s text:c="1"/>from Transformers and start the training process</text:span><text:span text:style-name="a1128" text:class-names="">.</text:span><text:span text:style-name="a1129" text:class-names=""><text:s text:c="1"/></text:span><text:span text:style-name="a1130" text:class-names=""/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33" text:class-names=""><text:s text:c="1"/></text:span><text:span text:style-name="a1134" text:class-names="">Understand</text:span><text:span text:style-name="a1135" text:class-names=""><text:s text:c="1"/></text:span><text:span text:style-name="a1136" text:class-names="">each</text:span><text:span text:style-name="a1137" text:class-names=""><text:s text:c="1"/></text:span><text:span text:style-name="a1138" text:class-names="">part</text:span><text:span text:style-name="a1139" text:class-names=""><text:s text:c="1"/></text:span><text:span text:style-name="a1140" text:class-names="">of</text:span><text:span text:style-name="a1141" text:class-names=""><text:s text:c="1"/>code,<text:s text:c="1"/></text:span><text:span text:style-name="a1142" text:class-names="">right</text:span><text:span text:style-name="a1143" text:class-names=""><text:s text:c="1"/></text:span><text:span text:style-name="a1144" text:class-names="">it</text:span><text:span text:style-name="a1145" text:class-names=""><text:s text:c="1"/>down<text:s text:c="1"/></text:span><text:span text:style-name="a1146" text:class-names="">to</text:span><text:span text:style-name="a1147" text:class-names=""><text:s text:c="1"/></text:span><text:span text:style-name="a1148" text:class-names="">paper</text:span><text:span text:style-name="a1149" text:class-names="">.<text:s text:c="1"/></text:span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52" text:class-names=""><text:s text:c="1"/></text:span><text:span text:style-name="a1153" text:class-names="">Rewrite</text:span><text:span text:style-name="a1154" text:class-names=""><text:s text:c="1"/></text:span><text:span text:style-name="a1155" text:class-names="">the</text:span><text:span text:style-name="a1156" text:class-names=""><text:s text:c="1"/></text:span><text:span text:style-name="a1157" text:class-names="">program</text:span><text:span text:style-name="a1158" text:class-names=""><text:s text:c="1"/>on<text:s text:c="1"/></text:span><text:span text:style-name="a1159" text:class-names="">newer</text:span><text:span text:style-name="a1160" text:class-names=""><text:s text:c="1"/></text:span><text:span text:style-name="a1161" text:class-names="">python</text:span><text:span text:style-name="a1162" text:class-names=""><text:s text:c="1"/></text:span><text:span text:style-name="a1163" text:class-names="">version</text:span><text:span text:style-name="a1164" text:class-names=""><text:s text:c="1"/></text:span><text:span text:style-name="a1165" text:class-names="">rather</text:span><text:span text:style-name="a1166" text:class-names=""><text:s text:c="1"/></text:span><text:span text:style-name="a1167" text:class-names="">than</text:span><text:span text:style-name="a1168" text:class-names=""><text:s text:c="1"/>3.7</text:span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/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74" text:class-names="">Result</text:span><text:span text:style-name="a1175" text:class-names="">:</text:span><text:span text:style-name="a1176" text:class-names=""><text:s text:c="1"/></text:span><text:span text:style-name="a1177" text:class-names="">Kflod</text:span><text:span text:style-name="a1178" text:class-names="">=[1/5],<text:s text:c="1"/></text:span><text:span text:style-name="a1179" text:class-names="">Epoch</text:span><text:span text:style-name="a1180" text:class-names="">=2 =&gt; Test F1 score: ???</text:span><text:span text:style-name="a1181" text:class-names=""/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4" text:class-names=""><text:s text:c="1"/></text:span><text:span text:style-name="a118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95">
          <draw:frame draw:id="id110" draw:style-name="a1192" draw:name="Slide Number Placeholder 6" svg:x="4.67953in" svg:y="11.10827in" svg:width="3.5878in" svg:height="0.58425in">
            <draw:text-box>
              <text:p text:style-name="a1191" text:class-names="" text:cond-style-name=""><text:span text:style-name="a1189" text:class-names=""><text:page-number style:num-format="1" text:fixed="false">4</text:page-number></text:span><text:span text:style-name="a1190" text:class-names=""/></text:p>
            </draw:text-box>
            <svg:title/>
            <svg:desc/>
          </draw:frame>
          <draw:page-thumbnail draw:page-number="5" svg:x="0.41667in" svg:y="0.75in" svg:width="6.66667in" svg:height="3.75in" presentation:class="page" draw:id="id111" presentation:style-name="a1193" draw:name="Google Shape;69;g2a35df12caf_0_0:notes">
            <svg:title/>
            <svg:desc/>
          </draw:page-thumbnail>
          <draw:frame draw:id="id112" presentation:style-name="a1194" draw:name="Google Shape;70;g2a35df12caf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Questions" draw:style-name="a1196" draw:master-page-name="Master2-Layout7-blank-Blank" presentation:presentation-page-layout-name="Master2-PPL7" draw:id="Slide-260">
        <draw:frame draw:id="id113" presentation:style-name="a1199" draw:name="Google Shape;78;p17" svg:x="0.34094in" svg:y="0.48661in" svg:width="9.31772in" svg:height="0.62598in" presentation:class="title" presentation:placeholder="false">
          <draw:text-box>
            <text:p text:style-name="a1198" text:class-names="" text:cond-style-name=""><text:span text:style-name="a1197" text:class-names="">Questions</text:span></text:p>
          </draw:text-box>
          <svg:title/>
          <svg:desc/>
        </draw:frame>
        <draw:frame draw:id="id114" presentation:style-name="a1203" draw:name="Google Shape;79;p17" svg:x="0.34094in" svg:y="1.26024in" svg:width="9.31772in" svg:height="3.73583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Keep Tensorflow or switch for GPU support?</text:span></text:p>
              </text:list-item>
            </text:list>
          </draw:text-box>
          <svg:title/>
          <svg:desc/>
        </draw:frame>
        <presentation:notes draw:style-name="a1209">
          <draw:frame draw:id="id115" draw:style-name="a1206" draw:name="Slide Number Placeholder 6" svg:x="4.67953in" svg:y="11.10827in" svg:width="3.5878in" svg:height="0.5842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16" presentation:style-name="a1207" draw:name="Google Shape;75;g29edf29bee7_4_0:notes">
            <svg:title/>
            <svg:desc/>
          </draw:page-thumbnail>
          <draw:frame draw:id="id117" presentation:style-name="a1208" draw:name="Google Shape;76;g29edf29bee7_4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itle and Content">
      <presentation:placeholder presentation:object="title" svg:x="0.34094in" svg:y="0.81417in" svg:width="9.31772in" svg:height="2.24449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Two Content">
      <presentation:placeholder presentation:object="title" svg:x="0.34094in" svg:y="0.81417in" svg:width="9.31772in" svg:height="2.24449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Title Only">
      <presentation:placeholder presentation:object="title" svg:x="0.34094in" svg:y="0.81417in" svg:width="9.31772in" svg:height="2.24449in"/>
      <presentation:placeholder presentation:object="page-number" svg:x="9.26575in" svg:y="5.09961in" svg:width="0.59961in" svg:height="0.42992in"/>
    </style:presentation-page-layout>
    <style:presentation-page-layout style:name="Master1-PPL7" style:display-name="Blank">
      <presentation:placeholder presentation:object="page-number" svg:x="9.26575in" svg:y="5.09961in" svg:width="0.59961in" svg:height="0.42992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itle and Vertical Text">
      <presentation:placeholder presentation:object="title" svg:x="0.34094in" svg:y="0.81417in" svg:width="9.31772in" svg:height="2.24449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Vertical Title and Text">
      <presentation:placeholder presentation:object="title" svg:x="7.32986in" svg:y="0.81424in" svg:width="2.32813in" svg:height="3.76389in"/>
      <presentation:placeholder presentation:object="outline" svg:x="0.34028in" svg:y="0.81424in" svg:width="6.82292in" svg:height="3.76389in"/>
      <presentation:placeholder presentation:object="page-number" svg:x="9.26575in" svg:y="5.09961in" svg:width="0.59961in" svg:height="0.42992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non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0">
      <style:graphic-properties draw:fill="none" draw:stroke="none"/>
    </style:style>
    <style:style style:family="presentation" style:name="a344">
      <style:graphic-properties draw:fill="none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draw:fill="none" draw:stroke="non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draw:fill="none" draw:stroke="non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draw:fill="none" draw:stroke="none"/>
    </style:style>
    <style:style style:family="text" style:name="a3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non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non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draw:fill="none" draw:stroke="none"/>
    </style:style>
    <style:style style:family="presentation" style:name="a824">
      <style:graphic-properties draw:fill="none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draw:fill="none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draw:fill="none" draw:stroke="none"/>
    </style:style>
    <style:style style:family="text" style:name="a8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none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Google Shape;10;p2" svg:x="0.34094in" svg:y="0.81417in" svg:width="9.31772in" svg:height="2.2444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Google Shape;12;p2" svg:x="9.26575in" svg:y="5.09961in" svg:width="0.59961in" svg:height="0.42992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23" draw:name="Text Placeholder 3" svg:x="0.5in" svg:y="1.31614in" svg:width="8.99961in" svg:height="3.262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">
        <draw:page-thumbnail svg:x="0.23622in" svg:y="0.88858in" svg:width="7.79449in" svg:height="4.38425in" presentation:class="page" draw:id="id3" presentation:style-name="a24" draw:name="Slide Image Placeholder 1">
          <svg:title/>
          <svg:desc/>
        </draw:page-thumbnail>
        <draw:frame draw:id="id4" presentation:style-name="a27" draw:name="Notes Placeholder 2" svg:x="0.82677in" svg:y="5.55394in" svg:width="6.61378in" svg:height="5.26142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Header Placeholder 3" svg:x="0in" svg:y="0in" svg:width="3.5878in" svg:height="0.5842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Date Placeholder 4" svg:x="4.67953in" svg:y="0in" svg:width="3.5878in" svg:height="0.5842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Footer Placeholder 5" svg:x="0in" svg:y="11.10827in" svg:width="3.5878in" svg:height="0.5842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lide Number Placeholder 6" svg:x="4.67953in" svg:y="11.10827in" svg:width="3.5878in" svg:height="0.5842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1">
      <draw:frame draw:id="id9" presentation:style-name="a45" draw:name="Title 1" svg:x="1.25in" svg:y="0.92014in" svg:width="7.5in" svg:height="1.95833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0" presentation:style-name="a49" draw:name="Subtitle 2" svg:x="1.25in" svg:y="2.95486in" svg:width="7.5in" svg:height="1.35764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1" presentation:style-name="a53" draw:name="Slide Number Placeholder 3" svg:x="9.26575in" svg:y="5.09961in" svg:width="0.59961in" svg:height="0.42992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  <presentation:notes style:page-layout-name="pageLayout2" draw:style-name="a70">
        <draw:page-thumbnail svg:x="0.23622in" svg:y="0.88858in" svg:width="7.79449in" svg:height="4.38425in" presentation:class="page" draw:id="id3" presentation:style-name="a54" draw:name="Slide Image Placeholder 1">
          <svg:title/>
          <svg:desc/>
        </draw:page-thumbnail>
        <draw:frame draw:id="id4" presentation:style-name="a57" draw:name="Notes Placeholder 2" svg:x="0.82677in" svg:y="5.55394in" svg:width="6.61378in" svg:height="5.26142in" presentation:class="notes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0" draw:name="Header Placeholder 3" svg:x="0in" svg:y="0in" svg:width="3.5878in" svg:height="0.58425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6" presentation:style-name="a63" draw:name="Date Placeholder 4" svg:x="4.67953in" svg:y="0in" svg:width="3.5878in" svg:height="0.58425in" presentation:class="date-time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7" presentation:style-name="a66" draw:name="Footer Placeholder 5" svg:x="0in" svg:y="11.10827in" svg:width="3.5878in" svg:height="0.5842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8" presentation:style-name="a69" draw:name="Slide Number Placeholder 6" svg:x="4.67953in" svg:y="11.10827in" svg:width="3.5878in" svg:height="0.5842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1">
      <draw:frame draw:id="id12" presentation:style-name="a75" draw:name="Title 1" svg:x="0.34094in" svg:y="0.81417in" svg:width="9.31772in" svg:height="2.2444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3" presentation:style-name="a91" draw:name="Content Placeholder 2" svg:x="0.5in" svg:y="1.31614in" svg:width="8.99961in" svg:height="3.2622in" presentation:class="object" presentation:placeholder="false">
        <draw:text-box>
          <text:p text:style-name="a77" text:class-names="" text:cond-style-name=""><text:span text:style-name="a76" text:class-names="">Click to edit Master text styles</text:span></text:p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95" draw:name="Slide Number Placeholder 3" svg:x="9.26575in" svg:y="5.09961in" svg:width="0.59961in" svg:height="0.42992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/></text:span><text:span text:style-name="a93" text:class-names=""/></text:p>
        </draw:text-box>
        <svg:title/>
        <svg:desc/>
      </draw:frame>
      <presentation:notes style:page-layout-name="pageLayout2" draw:style-name="a112">
        <draw:page-thumbnail svg:x="0.23622in" svg:y="0.88858in" svg:width="7.79449in" svg:height="4.38425in" presentation:class="page" draw:id="id3" presentation:style-name="a96" draw:name="Slide Image Placeholder 1">
          <svg:title/>
          <svg:desc/>
        </draw:page-thumbnail>
        <draw:frame draw:id="id4" presentation:style-name="a99" draw:name="Notes Placeholder 2" svg:x="0.82677in" svg:y="5.55394in" svg:width="6.61378in" svg:height="5.26142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5" presentation:style-name="a102" draw:name="Header Placeholder 3" svg:x="0in" svg:y="0in" svg:width="3.5878in" svg:height="0.5842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6" presentation:style-name="a105" draw:name="Date Placeholder 4" svg:x="4.67953in" svg:y="0in" svg:width="3.5878in" svg:height="0.58425in" presentation:class="date-time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Footer Placeholder 5" svg:x="0in" svg:y="11.10827in" svg:width="3.5878in" svg:height="0.5842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Slide Number Placeholder 6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3">
      <draw:frame draw:id="id15" presentation:style-name="a117" draw:name="Title 1" svg:x="0.68229in" svg:y="1.40278in" svg:width="8.625in" svg:height="2.34028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6" presentation:style-name="a121" draw:name="Text Placeholder 2" svg:x="0.68229in" svg:y="3.76389in" svg:width="8.625in" svg:height="1.2309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</draw:text-box>
        <svg:title/>
        <svg:desc/>
      </draw:frame>
      <draw:frame draw:id="id17" presentation:style-name="a125" draw:name="Slide Number Placeholder 3" svg:x="9.26575in" svg:y="5.09961in" svg:width="0.59961in" svg:height="0.42992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0.23622in" svg:y="0.88858in" svg:width="7.79449in" svg:height="4.38425in" presentation:class="page" draw:id="id3" presentation:style-name="a126" draw:name="Slide Image Placeholder 1">
          <svg:title/>
          <svg:desc/>
        </draw:page-thumbnail>
        <draw:frame draw:id="id4" presentation:style-name="a129" draw:name="Notes Placehold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5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7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8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3">
      <draw:frame draw:id="id18" presentation:style-name="a147" draw:name="Title 1" svg:x="0.34094in" svg:y="0.81417in" svg:width="9.31772in" svg:height="2.24449in" presentation:class="title" presentation:placeholder="false">
        <draw:text-box>
          <text:p text:style-name="a146" text:class-names="" text:cond-style-name=""><text:span text:style-name="a144" text:class-names="">Click to edit Master title style</text:span><text:span text:style-name="a145" text:class-names=""/></text:p>
        </draw:text-box>
        <svg:title/>
        <svg:desc/>
      </draw:frame>
      <draw:frame draw:id="id19" presentation:style-name="a163" draw:name="Content Placeholder 2" svg:x="0.5in" svg:y="1.31597in" svg:width="4.41667in" svg:height="3.26215in" presentation:class="object" presentation:placeholder="false">
        <draw:text-box>
          <text:p text:style-name="a149" text:class-names="" text:cond-style-name=""><text:span text:style-name="a148" text:class-names="">Click to edit Master text styles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9" draw:name="Content Placeholder 3" svg:x="5.08333in" svg:y="1.31597in" svg:width="4.41667in" svg:height="3.26215in" presentation:class="object" presentation:placeholder="false">
        <draw:text-box>
          <text:p text:style-name="a165" text:class-names="" text:cond-style-name=""><text:span text:style-name="a164" text:class-names="">Click to edit Master text styles</text:span></text:p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5" text:class-names="">Fifth level</text:span><text:span text:style-name="a1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3" draw:name="Slide Number Placeholder 4" svg:x="9.26575in" svg:y="5.09961in" svg:width="0.59961in" svg:height="0.42992in" presentation:class="page-number" presentation:placeholder="false">
        <draw:text-box>
          <text:p text:style-name="a182" text:class-names="" text:cond-style-name=""><text:span text:style-name="a180" text:class-names=""><text:page-number style:num-format="1" text:fixed="false"/></text:span><text:span text:style-name="a181" text:class-names=""/></text:p>
        </draw:text-box>
        <svg:title/>
        <svg:desc/>
      </draw:frame>
      <presentation:notes style:page-layout-name="pageLayout2" draw:style-name="a200">
        <draw:page-thumbnail svg:x="0.23622in" svg:y="0.88858in" svg:width="7.79449in" svg:height="4.38425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0.82677in" svg:y="5.55394in" svg:width="6.61378in" svg:height="5.26142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5" presentation:style-name="a190" draw:name="Header Placeholder 3" svg:x="0in" svg:y="0in" svg:width="3.5878in" svg:height="0.58425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3" draw:name="Date Placeholder 4" svg:x="4.67953in" svg:y="0in" svg:width="3.5878in" svg:height="0.58425in" presentation:class="date-time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7" presentation:style-name="a196" draw:name="Footer Placeholder 5" svg:x="0in" svg:y="11.10827in" svg:width="3.5878in" svg:height="0.58425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199" draw:name="Slide Number Placeholder 6" svg:x="4.67953in" svg:y="11.10827in" svg:width="3.5878in" svg:height="0.58425in" presentation:class="page-number" presentation:placeholder="false">
          <draw:text-box>
            <text:p text:style-name="a198" text:class-names="" text:cond-style-name=""><text:span text:style-name="a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1">
      <draw:frame draw:id="id22" presentation:style-name="a205" draw:name="Title 1" svg:x="0.68924in" svg:y="0.30035in" svg:width="8.625in" svg:height="1.08681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23" presentation:style-name="a209" draw:name="Text Placeholder 2" svg:x="0.68924in" svg:y="1.37847in" svg:width="4.2309in" svg:height="0.67708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</draw:text-box>
        <svg:title/>
        <svg:desc/>
      </draw:frame>
      <draw:frame draw:id="id24" presentation:style-name="a225" draw:name="Content Placeholder 3" svg:x="0.68924in" svg:y="2.05556in" svg:width="4.2309in" svg:height="3.02083in" presentation:class="object" presentation:placeholder="false">
        <draw:text-box>
          <text:p text:style-name="a211" text:class-names="" text:cond-style-name=""><text:span text:style-name="a210" text:class-names="">Click to edit Master text styles</text:span></text:p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29" draw:name="Text Placeholder 4" svg:x="5.0625in" svg:y="1.37847in" svg:width="4.25174in" svg:height="0.67708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</draw:text-box>
        <svg:title/>
        <svg:desc/>
      </draw:frame>
      <draw:frame draw:id="id26" presentation:style-name="a245" draw:name="Content Placeholder 5" svg:x="5.0625in" svg:y="2.05556in" svg:width="4.25174in" svg:height="3.02083in" presentation:class="object" presentation:placeholder="false">
        <draw:text-box>
          <text:p text:style-name="a231" text:class-names="" text:cond-style-name=""><text:span text:style-name="a230" text:class-names="">Click to edit Master text styles</text:span></text:p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9" draw:name="Slide Number Placeholder 6" svg:x="9.26575in" svg:y="5.09961in" svg:width="0.59961in" svg:height="0.42992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presentation:notes style:page-layout-name="pageLayout2" draw:style-name="a266">
        <draw:page-thumbnail svg:x="0.23622in" svg:y="0.88858in" svg:width="7.79449in" svg:height="4.38425in" presentation:class="page" draw:id="id3" presentation:style-name="a250" draw:name="Slide Image Placeholder 1">
          <svg:title/>
          <svg:desc/>
        </draw:page-thumbnail>
        <draw:frame draw:id="id4" presentation:style-name="a253" draw:name="Notes Placeholder 2" svg:x="0.82677in" svg:y="5.55394in" svg:width="6.61378in" svg:height="5.26142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5" presentation:style-name="a256" draw:name="Header Placeholder 3" svg:x="0in" svg:y="0in" svg:width="3.5878in" svg:height="0.58425in" presentation:class="head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6" presentation:style-name="a259" draw:name="Date Placeholder 4" svg:x="4.67953in" svg:y="0in" svg:width="3.5878in" svg:height="0.58425in" presentation:class="date-time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7" presentation:style-name="a262" draw:name="Footer Placeholder 5" svg:x="0in" svg:y="11.10827in" svg:width="3.5878in" svg:height="0.58425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8" presentation:style-name="a265" draw:name="Slide Number Placeholder 6" svg:x="4.67953in" svg:y="11.10827in" svg:width="3.5878in" svg:height="0.58425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67">
      <draw:frame draw:id="id28" presentation:style-name="a271" draw:name="Title 1" svg:x="0.34094in" svg:y="0.81417in" svg:width="9.31772in" svg:height="2.24449in" presentation:class="title" presentation:placeholder="false">
        <draw:text-box>
          <text:p text:style-name="a270" text:class-names="" text:cond-style-name=""><text:span text:style-name="a268" text:class-names="">Click to edit Master title style</text:span><text:span text:style-name="a269" text:class-names=""/></text:p>
        </draw:text-box>
        <svg:title/>
        <svg:desc/>
      </draw:frame>
      <draw:frame draw:id="id29" presentation:style-name="a275" draw:name="Slide Number Placeholder 2" svg:x="9.26575in" svg:y="5.09961in" svg:width="0.59961in" svg:height="0.42992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/></text:span><text:span text:style-name="a273" text:class-names=""/></text:p>
        </draw:text-box>
        <svg:title/>
        <svg:desc/>
      </draw:frame>
      <presentation:notes style:page-layout-name="pageLayout2" draw:style-name="a292">
        <draw:page-thumbnail svg:x="0.23622in" svg:y="0.88858in" svg:width="7.79449in" svg:height="4.38425in" presentation:class="page" draw:id="id3" presentation:style-name="a276" draw:name="Slide Image Placeholder 1">
          <svg:title/>
          <svg:desc/>
        </draw:page-thumbnail>
        <draw:frame draw:id="id4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5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7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8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93">
      <draw:frame draw:id="id30" presentation:style-name="a297" draw:name="Slide Number Placeholder 1" svg:x="9.26575in" svg:y="5.09961in" svg:width="0.59961in" svg:height="0.42992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3" presentation:style-name="a298" draw:name="Slide Image Placeholder 1">
          <svg:title/>
          <svg:desc/>
        </draw:page-thumbnail>
        <draw:frame draw:id="id4" presentation:style-name="a301" draw:name="Notes Placeholder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5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7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15">
      <draw:frame draw:id="id31" presentation:style-name="a319" draw:name="Title 1" svg:x="0.68924in" svg:y="0.375in" svg:width="3.22569in" svg:height="1.3125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32" presentation:style-name="a335" draw:name="Content Placeholder 2" svg:x="4.25174in" svg:y="0.81076in" svg:width="5.0625in" svg:height="3.99653in" presentation:class="object" presentation:placeholder="false">
        <draw:text-box>
          <text:p text:style-name="a321" text:class-names="" text:cond-style-name=""><text:span text:style-name="a320" text:class-names="">Click to edit Master text styles</text:span></text:p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9" draw:name="Text Placeholder 3" svg:x="0.68924in" svg:y="1.6875in" svg:width="3.22569in" svg:height="3.1267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34" presentation:style-name="a343" draw:name="Slide Number Placeholder 4" svg:x="9.26575in" svg:y="5.09961in" svg:width="0.59961in" svg:height="0.42992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title/>
        <svg:desc/>
      </draw:frame>
      <presentation:notes style:page-layout-name="pageLayout2" draw:style-name="a360">
        <draw:page-thumbnail svg:x="0.23622in" svg:y="0.88858in" svg:width="7.79449in" svg:height="4.38425in" presentation:class="page" draw:id="id3" presentation:style-name="a344" draw:name="Slide Image Placeholder 1">
          <svg:title/>
          <svg:desc/>
        </draw:page-thumbnail>
        <draw:frame draw:id="id4" presentation:style-name="a347" draw:name="Notes Placeholder 2" svg:x="0.82677in" svg:y="5.55394in" svg:width="6.61378in" svg:height="5.26142in" presentation:class="notes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5" presentation:style-name="a350" draw:name="Header Placeholder 3" svg:x="0in" svg:y="0in" svg:width="3.5878in" svg:height="0.5842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3" draw:name="Date Placeholder 4" svg:x="4.67953in" svg:y="0in" svg:width="3.5878in" svg:height="0.58425in" presentation:class="date-time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Footer Placeholder 5" svg:x="0in" svg:y="11.10827in" svg:width="3.5878in" svg:height="0.58425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Slide Number Placeholder 6" svg:x="4.67953in" svg:y="11.10827in" svg:width="3.5878in" svg:height="0.58425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61">
      <draw:frame draw:id="id35" presentation:style-name="a365" draw:name="Title 1" svg:x="0.68924in" svg:y="0.375in" svg:width="3.22569in" svg:height="1.312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36" presentation:style-name="a368" draw:name="Picture Placeholder 2" svg:x="4.25174in" svg:y="0.81076in" svg:width="5.0625in" svg:height="3.99653in" presentation:class="graphic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37" presentation:style-name="a372" draw:name="Text Placeholder 3" svg:x="0.68924in" svg:y="1.6875in" svg:width="3.22569in" svg:height="3.1267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38" presentation:style-name="a376" draw:name="Slide Number Placeholder 4" svg:x="9.26575in" svg:y="5.09961in" svg:width="0.59961in" svg:height="0.42992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393">
        <draw:page-thumbnail svg:x="0.23622in" svg:y="0.88858in" svg:width="7.79449in" svg:height="4.38425in" presentation:class="page" draw:id="id3" presentation:style-name="a377" draw:name="Slide Image Placeholder 1">
          <svg:title/>
          <svg:desc/>
        </draw:page-thumbnail>
        <draw:frame draw:id="id4" presentation:style-name="a380" draw:name="Notes Placeholder 2" svg:x="0.82677in" svg:y="5.55394in" svg:width="6.61378in" svg:height="5.26142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5" presentation:style-name="a383" draw:name="Header Placeholder 3" svg:x="0in" svg:y="0in" svg:width="3.5878in" svg:height="0.5842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6" draw:name="Date Placeholder 4" svg:x="4.67953in" svg:y="0in" svg:width="3.5878in" svg:height="0.58425in" presentation:class="date-time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89" draw:name="Footer Placeholder 5" svg:x="0in" svg:y="11.10827in" svg:width="3.5878in" svg:height="0.5842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Slide Number Placeholder 6" svg:x="4.67953in" svg:y="11.10827in" svg:width="3.5878in" svg:height="0.5842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94">
      <draw:frame draw:id="id39" presentation:style-name="a398" draw:name="Title 1" svg:x="0.34094in" svg:y="0.81417in" svg:width="9.31772in" svg:height="2.24449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0" presentation:style-name="a415" draw:name="Vertical Text Placeholder 2" svg:x="0.5in" svg:y="1.31614in" svg:width="8.99961in" svg:height="3.2622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Fifth level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19" draw:name="Slide Number Placeholder 3" svg:x="9.26575in" svg:y="5.09961in" svg:width="0.59961in" svg:height="0.42992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/></text:p>
        </draw:text-box>
        <svg:title/>
        <svg:desc/>
      </draw:frame>
      <presentation:notes style:page-layout-name="pageLayout2" draw:style-name="a436">
        <draw:page-thumbnail svg:x="0.23622in" svg:y="0.88858in" svg:width="7.79449in" svg:height="4.38425in" presentation:class="page" draw:id="id3" presentation:style-name="a420" draw:name="Slide Image Placeholder 1">
          <svg:title/>
          <svg:desc/>
        </draw:page-thumbnail>
        <draw:frame draw:id="id4" presentation:style-name="a423" draw:name="Notes Placeholder 2" svg:x="0.82677in" svg:y="5.55394in" svg:width="6.61378in" svg:height="5.26142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5" presentation:style-name="a426" draw:name="Header Placeholder 3" svg:x="0in" svg:y="0in" svg:width="3.5878in" svg:height="0.5842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29" draw:name="Date Placeholder 4" svg:x="4.67953in" svg:y="0in" svg:width="3.5878in" svg:height="0.58425in" presentation:class="date-time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2" draw:name="Footer Placeholder 5" svg:x="0in" svg:y="11.10827in" svg:width="3.5878in" svg:height="0.58425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8" presentation:style-name="a435" draw:name="Slide Number Placeholder 6" svg:x="4.67953in" svg:y="11.10827in" svg:width="3.5878in" svg:height="0.58425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37">
      <draw:frame draw:id="id42" presentation:style-name="a441" draw:name="Vertical Title 1" svg:x="7.32986in" svg:y="0.81424in" svg:width="2.32813in" svg:height="3.76389in" presentation:class="title" presentation:placeholder="false">
        <draw:text-box>
          <text:p text:style-name="a440" text:class-names="" text:cond-style-name=""><text:span text:style-name="a438" text:class-names="">Click to edit Master title style</text:span><text:span text:style-name="a439" text:class-names=""/></text:p>
        </draw:text-box>
        <svg:title/>
        <svg:desc/>
      </draw:frame>
      <draw:frame draw:id="id43" presentation:style-name="a458" draw:name="Vertical Text Placeholder 2" svg:x="0.34028in" svg:y="0.81424in" svg:width="6.82292in" svg:height="3.76389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4" text:class-names="">Fifth level</text:span><text:span text:style-name="a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62" draw:name="Slide Number Placeholder 3" svg:x="9.26575in" svg:y="5.09961in" svg:width="0.59961in" svg:height="0.42992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</draw:text-box>
        <svg:title/>
        <svg:desc/>
      </draw:frame>
      <presentation:notes style:page-layout-name="pageLayout2" draw:style-name="a479">
        <draw:page-thumbnail svg:x="0.23622in" svg:y="0.88858in" svg:width="7.79449in" svg:height="4.38425in" presentation:class="page" draw:id="id3" presentation:style-name="a463" draw:name="Slide Image Placeholder 1">
          <svg:title/>
          <svg:desc/>
        </draw:page-thumbnail>
        <draw:frame draw:id="id4" presentation:style-name="a466" draw:name="Notes Placeholder 2" svg:x="0.82677in" svg:y="5.55394in" svg:width="6.61378in" svg:height="5.26142in" presentation:class="notes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5" presentation:style-name="a469" draw:name="Header Placeholder 3" svg:x="0in" svg:y="0in" svg:width="3.5878in" svg:height="0.5842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2" draw:name="Date Placeholder 4" svg:x="4.67953in" svg:y="0in" svg:width="3.5878in" svg:height="0.58425in" presentation:class="date-time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Footer Placeholder 5" svg:x="0in" svg:y="11.10827in" svg:width="3.5878in" svg:height="0.58425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lide Number Placeholder 6" svg:x="4.67953in" svg:y="11.10827in" svg:width="3.5878in" svg:height="0.58425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480">
      <draw:frame draw:id="id45" presentation:style-name="a483" draw:name="Google Shape;17;p4" svg:x="0.34094in" svg:y="0.48661in" svg:width="9.31772in" svg:height="0.62598in" presentation:class="title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46" presentation:style-name="a500" draw:name="Google Shape;18;p4" svg:x="0.34094in" svg:y="1.26024in" svg:width="9.31772in" svg:height="3.73583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ifth le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03" draw:name="Google Shape;19;p4" svg:x="9.26575in" svg:y="5.09961in" svg:width="0.59961in" svg:height="0.42992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3" presentation:style-name="a504" draw:name="Slide Image Placeholder 1">
          <svg:title/>
          <svg:desc/>
        </draw:page-thumbnail>
        <draw:frame draw:id="id4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6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21">
      <draw:frame draw:id="id48" presentation:style-name="a525" draw:name="Title 1" svg:x="1.25in" svg:y="0.92014in" svg:width="7.5in" svg:height="1.95833in" presentation:class="title" presentation:placeholder="false">
        <draw:text-box>
          <text:p text:style-name="a524" text:class-names="" text:cond-style-name=""><text:span text:style-name="a522" text:class-names="">Click to edit Master title style</text:span><text:span text:style-name="a523" text:class-names=""/></text:p>
        </draw:text-box>
        <svg:title/>
        <svg:desc/>
      </draw:frame>
      <draw:frame draw:id="id49" presentation:style-name="a529" draw:name="Subtitle 2" svg:x="1.25in" svg:y="2.95486in" svg:width="7.5in" svg:height="1.35764in" presentation:class="subtitle" presentation:placeholder="false">
        <draw:text-box>
          <text:p text:style-name="a528" text:class-names="" text:cond-style-name=""><text:span text:style-name="a526" text:class-names="">Click to edit Master subtitle style</text:span><text:span text:style-name="a527" text:class-names=""/></text:p>
        </draw:text-box>
        <svg:title/>
        <svg:desc/>
      </draw:frame>
      <draw:frame draw:id="id50" presentation:style-name="a533" draw:name="Slide Number Placeholder 3" svg:x="9.26575in" svg:y="5.09961in" svg:width="0.59961in" svg:height="0.42992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/></text:span><text:span text:style-name="a531" text:class-names=""/></text:p>
        </draw:text-box>
        <svg:title/>
        <svg:desc/>
      </draw:frame>
      <presentation:notes style:page-layout-name="pageLayout2" draw:style-name="a550">
        <draw:page-thumbnail svg:x="0.23622in" svg:y="0.88858in" svg:width="7.79449in" svg:height="4.38425in" presentation:class="page" draw:id="id3" presentation:style-name="a534" draw:name="Slide Image Placeholder 1">
          <svg:title/>
          <svg:desc/>
        </draw:page-thumbnail>
        <draw:frame draw:id="id4" presentation:style-name="a537" draw:name="Notes Placeholder 2" svg:x="0.82677in" svg:y="5.55394in" svg:width="6.61378in" svg:height="5.26142in" presentation:class="notes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5" presentation:style-name="a540" draw:name="Header Placeholder 3" svg:x="0in" svg:y="0in" svg:width="3.5878in" svg:height="0.58425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6" presentation:style-name="a543" draw:name="Date Placeholder 4" svg:x="4.67953in" svg:y="0in" svg:width="3.5878in" svg:height="0.58425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" presentation:style-name="a546" draw:name="Footer Placeholder 5" svg:x="0in" svg:y="11.10827in" svg:width="3.5878in" svg:height="0.58425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8" presentation:style-name="a549" draw:name="Slide Number Placeholder 6" svg:x="4.67953in" svg:y="11.10827in" svg:width="3.5878in" svg:height="0.58425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51">
      <draw:frame draw:id="id51" presentation:style-name="a555" draw:name="Title 1" svg:x="0.34094in" svg:y="0.48661in" svg:width="9.31772in" svg:height="0.62598in" presentation:class="title" presentation:placeholder="false">
        <draw:text-box>
          <text:p text:style-name="a554" text:class-names="" text:cond-style-name=""><text:span text:style-name="a552" text:class-names="">Click to edit Master title style</text:span><text:span text:style-name="a553" text:class-names=""/></text:p>
        </draw:text-box>
        <svg:title/>
        <svg:desc/>
      </draw:frame>
      <draw:frame draw:id="id52" presentation:style-name="a571" draw:name="Content Placeholder 2" svg:x="0.34094in" svg:y="1.26024in" svg:width="9.31772in" svg:height="3.73583in" presentation:class="object" presentation:placeholder="false">
        <draw:text-box>
          <text:p text:style-name="a557" text:class-names="" text:cond-style-name=""><text:span text:style-name="a556" text:class-names="">Click to edit Master text styles</text:span></text:p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75" draw:name="Slide Number Placeholder 3" svg:x="9.26575in" svg:y="5.09961in" svg:width="0.59961in" svg:height="0.42992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  <presentation:notes style:page-layout-name="pageLayout2" draw:style-name="a592">
        <draw:page-thumbnail svg:x="0.23622in" svg:y="0.88858in" svg:width="7.79449in" svg:height="4.38425in" presentation:class="page" draw:id="id3" presentation:style-name="a576" draw:name="Slide Image Placeholder 1">
          <svg:title/>
          <svg:desc/>
        </draw:page-thumbnail>
        <draw:frame draw:id="id4" presentation:style-name="a579" draw:name="Notes Placeholder 2" svg:x="0.82677in" svg:y="5.55394in" svg:width="6.61378in" svg:height="5.26142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5" presentation:style-name="a582" draw:name="Header Placeholder 3" svg:x="0in" svg:y="0in" svg:width="3.5878in" svg:height="0.58425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6" presentation:style-name="a585" draw:name="Date Placeholder 4" svg:x="4.67953in" svg:y="0in" svg:width="3.5878in" svg:height="0.58425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7" presentation:style-name="a588" draw:name="Footer Placeholder 5" svg:x="0in" svg:y="11.10827in" svg:width="3.5878in" svg:height="0.5842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8" presentation:style-name="a591" draw:name="Slide Number Placeholder 6" svg:x="4.67953in" svg:y="11.10827in" svg:width="3.5878in" svg:height="0.58425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93">
      <draw:frame draw:id="id54" presentation:style-name="a597" draw:name="Title 1" svg:x="0.68229in" svg:y="1.40278in" svg:width="8.625in" svg:height="2.34028in" presentation:class="title" presentation:placeholder="false">
        <draw:text-box>
          <text:p text:style-name="a596" text:class-names="" text:cond-style-name=""><text:span text:style-name="a594" text:class-names="">Click to edit Master title style</text:span><text:span text:style-name="a595" text:class-names=""/></text:p>
        </draw:text-box>
        <svg:title/>
        <svg:desc/>
      </draw:frame>
      <draw:frame draw:id="id55" presentation:style-name="a601" draw:name="Text Placeholder 2" svg:x="0.68229in" svg:y="3.76389in" svg:width="8.625in" svg:height="1.2309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56" presentation:style-name="a605" draw:name="Slide Number Placeholder 3" svg:x="9.26575in" svg:y="5.09961in" svg:width="0.59961in" svg:height="0.42992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/></text:span><text:span text:style-name="a603" text:class-names=""/></text:p>
        </draw:text-box>
        <svg:title/>
        <svg:desc/>
      </draw:frame>
      <presentation:notes style:page-layout-name="pageLayout2" draw:style-name="a622">
        <draw:page-thumbnail svg:x="0.23622in" svg:y="0.88858in" svg:width="7.79449in" svg:height="4.38425in" presentation:class="page" draw:id="id3" presentation:style-name="a606" draw:name="Slide Image Placeholder 1">
          <svg:title/>
          <svg:desc/>
        </draw:page-thumbnail>
        <draw:frame draw:id="id4" presentation:style-name="a609" draw:name="Notes Placeholder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5" presentation:style-name="a612" draw:name="Header Placeholder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5" draw:name="Date Placeholder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7" presentation:style-name="a618" draw:name="Footer Placeholder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8" presentation:style-name="a621" draw:name="Slide Number Placeholder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23">
      <draw:frame draw:id="id57" presentation:style-name="a627" draw:name="Title 1" svg:x="0.34094in" svg:y="0.48661in" svg:width="9.31772in" svg:height="0.62598in" presentation:class="title" presentation:placeholder="false">
        <draw:text-box>
          <text:p text:style-name="a626" text:class-names="" text:cond-style-name=""><text:span text:style-name="a624" text:class-names="">Click to edit Master title style</text:span><text:span text:style-name="a625" text:class-names=""/></text:p>
        </draw:text-box>
        <svg:title/>
        <svg:desc/>
      </draw:frame>
      <draw:frame draw:id="id58" presentation:style-name="a643" draw:name="Content Placeholder 2" svg:x="0.34028in" svg:y="1.26042in" svg:width="4.57465in" svg:height="3.73611in" presentation:class="object" presentation:placeholder="false">
        <draw:text-box>
          <text:p text:style-name="a629" text:class-names="" text:cond-style-name=""><text:span text:style-name="a628" text:class-names="">Click to edit Master text styles</text:span></text:p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59" draw:name="Content Placeholder 3" svg:x="5.0816in" svg:y="1.26042in" svg:width="4.57639in" svg:height="3.73611in" presentation:class="object" presentation:placeholder="false">
        <draw:text-box>
          <text:p text:style-name="a645" text:class-names="" text:cond-style-name=""><text:span text:style-name="a644" text:class-names="">Click to edit Master text styles</text:span></text:p>
          <text:list text:style-name="a648">
            <text:list-item>
              <text:list text:style-name="a648">
                <text:list-item>
                  <text:p text:style-name="a647" text:class-names="" text:cond-style-name=""><text:span text:style-name="a646" text:class-names="">Second level</text:span></text:p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p text:style-name="a650" text:class-names="" text:cond-style-name=""><text:span text:style-name="a649" text:class-names="">Third level</text:span></text:p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p text:style-name="a653" text:class-names="" text:cond-style-name=""><text:span text:style-name="a6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list text:style-name="a658">
                            <text:list-item>
                              <text:p text:style-name="a657" text:class-names="" text:cond-style-name=""><text:span text:style-name="a655" text:class-names="">Fifth level</text:span><text:span text:style-name="a6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63" draw:name="Slide Number Placeholder 4" svg:x="9.26575in" svg:y="5.09961in" svg:width="0.59961in" svg:height="0.42992in" presentation:class="page-number" presentation:placeholder="false">
        <draw:text-box>
          <text:p text:style-name="a662" text:class-names="" text:cond-style-name=""><text:span text:style-name="a660" text:class-names=""><text:page-number style:num-format="1" text:fixed="false"/></text:span><text:span text:style-name="a661" text:class-names=""/></text:p>
        </draw:text-box>
        <svg:title/>
        <svg:desc/>
      </draw:frame>
      <presentation:notes style:page-layout-name="pageLayout2" draw:style-name="a680">
        <draw:page-thumbnail svg:x="0.23622in" svg:y="0.88858in" svg:width="7.79449in" svg:height="4.38425in" presentation:class="page" draw:id="id3" presentation:style-name="a664" draw:name="Slide Image Placeholder 1">
          <svg:title/>
          <svg:desc/>
        </draw:page-thumbnail>
        <draw:frame draw:id="id4" presentation:style-name="a667" draw:name="Notes Placeholder 2" svg:x="0.82677in" svg:y="5.55394in" svg:width="6.61378in" svg:height="5.26142in" presentation:class="notes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5" presentation:style-name="a670" draw:name="Header Placeholder 3" svg:x="0in" svg:y="0in" svg:width="3.5878in" svg:height="0.58425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3" draw:name="Date Placeholder 4" svg:x="4.67953in" svg:y="0in" svg:width="3.5878in" svg:height="0.58425in" presentation:class="date-time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7" presentation:style-name="a676" draw:name="Footer Placeholder 5" svg:x="0in" svg:y="11.10827in" svg:width="3.5878in" svg:height="0.58425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8" presentation:style-name="a679" draw:name="Slide Number Placeholder 6" svg:x="4.67953in" svg:y="11.10827in" svg:width="3.5878in" svg:height="0.58425in" presentation:class="page-number" presentation:placeholder="false">
          <draw:text-box>
            <text:p text:style-name="a678" text:class-names="" text:cond-style-name=""><text:span text:style-name="a6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681">
      <draw:frame draw:id="id61" presentation:style-name="a685" draw:name="Title 1" svg:x="0.68924in" svg:y="0.30035in" svg:width="8.625in" svg:height="1.08681in" presentation:class="title" presentation:placeholder="false">
        <draw:text-box>
          <text:p text:style-name="a684" text:class-names="" text:cond-style-name=""><text:span text:style-name="a682" text:class-names="">Click to edit Master title style</text:span><text:span text:style-name="a683" text:class-names=""/></text:p>
        </draw:text-box>
        <svg:title/>
        <svg:desc/>
      </draw:frame>
      <draw:frame draw:id="id62" presentation:style-name="a689" draw:name="Text Placeholder 2" svg:x="0.68924in" svg:y="1.37847in" svg:width="4.2309in" svg:height="0.67708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63" presentation:style-name="a705" draw:name="Content Placeholder 3" svg:x="0.68924in" svg:y="2.05556in" svg:width="4.2309in" svg:height="3.02083in" presentation:class="object" presentation:placeholder="false">
        <draw:text-box>
          <text:p text:style-name="a691" text:class-names="" text:cond-style-name=""><text:span text:style-name="a690" text:class-names="">Click to edit Master text styles</text:span></text:p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list text:style-name="a704">
                            <text:list-item>
                              <text:p text:style-name="a703" text:class-names="" text:cond-style-name=""><text:span text:style-name="a701" text:class-names="">Fifth level</text:span><text:span text:style-name="a7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709" draw:name="Text Placeholder 4" svg:x="5.0625in" svg:y="1.37847in" svg:width="4.25174in" svg:height="0.67708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ck to edit Master text styles</text:span></text:p>
            </text:list-item>
          </text:list>
        </draw:text-box>
        <svg:title/>
        <svg:desc/>
      </draw:frame>
      <draw:frame draw:id="id65" presentation:style-name="a725" draw:name="Content Placeholder 5" svg:x="5.0625in" svg:y="2.05556in" svg:width="4.25174in" svg:height="3.02083in" presentation:class="object" presentation:placeholder="false">
        <draw:text-box>
          <text:p text:style-name="a711" text:class-names="" text:cond-style-name=""><text:span text:style-name="a710" text:class-names="">Click to edit Master text styles</text:span></text:p>
          <text:list text:style-name="a714">
            <text:list-item>
              <text:list text:style-name="a714">
                <text:list-item>
                  <text:p text:style-name="a713" text:class-names="" text:cond-style-name=""><text:span text:style-name="a712" text:class-names="">Second level</text:span></text:p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p text:style-name="a716" text:class-names="" text:cond-style-name=""><text:span text:style-name="a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list text:style-name="a724">
                            <text:list-item>
                              <text:p text:style-name="a723" text:class-names="" text:cond-style-name=""><text:span text:style-name="a721" text:class-names="">Fifth level</text:span><text:span text:style-name="a7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9" draw:name="Slide Number Placeholder 6" svg:x="9.26575in" svg:y="5.09961in" svg:width="0.59961in" svg:height="0.42992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</draw:text-box>
        <svg:title/>
        <svg:desc/>
      </draw:frame>
      <presentation:notes style:page-layout-name="pageLayout2" draw:style-name="a746">
        <draw:page-thumbnail svg:x="0.23622in" svg:y="0.88858in" svg:width="7.79449in" svg:height="4.38425in" presentation:class="page" draw:id="id3" presentation:style-name="a730" draw:name="Slide Image Placeholder 1">
          <svg:title/>
          <svg:desc/>
        </draw:page-thumbnail>
        <draw:frame draw:id="id4" presentation:style-name="a733" draw:name="Notes Placeholder 2" svg:x="0.82677in" svg:y="5.55394in" svg:width="6.61378in" svg:height="5.26142in" presentation:class="notes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5" presentation:style-name="a736" draw:name="Header Placeholder 3" svg:x="0in" svg:y="0in" svg:width="3.5878in" svg:height="0.58425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39" draw:name="Date Placeholder 4" svg:x="4.67953in" svg:y="0in" svg:width="3.5878in" svg:height="0.58425in" presentation:class="date-time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7" presentation:style-name="a742" draw:name="Footer Placeholder 5" svg:x="0in" svg:y="11.10827in" svg:width="3.5878in" svg:height="0.58425in" presentation:class="foot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8" presentation:style-name="a745" draw:name="Slide Number Placeholder 6" svg:x="4.67953in" svg:y="11.10827in" svg:width="3.5878in" svg:height="0.58425in" presentation:class="page-number" presentation:placeholder="false">
          <draw:text-box>
            <text:p text:style-name="a744" text:class-names="" text:cond-style-name=""><text:span text:style-name="a7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47">
      <draw:frame draw:id="id67" presentation:style-name="a751" draw:name="Title 1" svg:x="0.34094in" svg:y="0.48661in" svg:width="9.31772in" svg:height="0.62598in" presentation:class="title" presentation:placeholder="false">
        <draw:text-box>
          <text:p text:style-name="a750" text:class-names="" text:cond-style-name=""><text:span text:style-name="a748" text:class-names="">Click to edit Master title style</text:span><text:span text:style-name="a749" text:class-names=""/></text:p>
        </draw:text-box>
        <svg:title/>
        <svg:desc/>
      </draw:frame>
      <draw:frame draw:id="id68" presentation:style-name="a755" draw:name="Slide Number Placeholder 2" svg:x="9.26575in" svg:y="5.09961in" svg:width="0.59961in" svg:height="0.42992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72">
        <draw:page-thumbnail svg:x="0.23622in" svg:y="0.88858in" svg:width="7.79449in" svg:height="4.38425in" presentation:class="page" draw:id="id3" presentation:style-name="a756" draw:name="Slide Image Placeholder 1">
          <svg:title/>
          <svg:desc/>
        </draw:page-thumbnail>
        <draw:frame draw:id="id4" presentation:style-name="a759" draw:name="Notes Placeholder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5" presentation:style-name="a762" draw:name="Header Placeholder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6" presentation:style-name="a765" draw:name="Date Placeholder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7" presentation:style-name="a768" draw:name="Footer Placeholder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8" presentation:style-name="a771" draw:name="Slide Number Placeholder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773">
      <draw:frame draw:id="id69" presentation:style-name="a777" draw:name="Slide Number Placeholder 1" svg:x="9.26575in" svg:y="5.09961in" svg:width="0.59961in" svg:height="0.42992in" presentation:class="page-number" presentation:placeholder="false">
        <draw:text-box>
          <text:p text:style-name="a776" text:class-names="" text:cond-style-name=""><text:span text:style-name="a774" text:class-names=""><text:page-number style:num-format="1" text:fixed="false"/></text:span><text:span text:style-name="a775" text:class-names=""/></text:p>
        </draw:text-box>
        <svg:title/>
        <svg:desc/>
      </draw:frame>
      <presentation:notes style:page-layout-name="pageLayout2" draw:style-name="a794">
        <draw:page-thumbnail svg:x="0.23622in" svg:y="0.88858in" svg:width="7.79449in" svg:height="4.38425in" presentation:class="page" draw:id="id3" presentation:style-name="a778" draw:name="Slide Image Placeholder 1">
          <svg:title/>
          <svg:desc/>
        </draw:page-thumbnail>
        <draw:frame draw:id="id4" presentation:style-name="a781" draw:name="Notes Placeholder 2" svg:x="0.82677in" svg:y="5.55394in" svg:width="6.61378in" svg:height="5.26142in" presentation:class="notes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5" presentation:style-name="a784" draw:name="Header Placeholder 3" svg:x="0in" svg:y="0in" svg:width="3.5878in" svg:height="0.58425in" presentation:class="head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6" presentation:style-name="a787" draw:name="Date Placeholder 4" svg:x="4.67953in" svg:y="0in" svg:width="3.5878in" svg:height="0.58425in" presentation:class="date-time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7" presentation:style-name="a790" draw:name="Footer Placeholder 5" svg:x="0in" svg:y="11.10827in" svg:width="3.5878in" svg:height="0.58425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8" presentation:style-name="a793" draw:name="Slide Number Placeholder 6" svg:x="4.67953in" svg:y="11.10827in" svg:width="3.5878in" svg:height="0.58425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795">
      <draw:frame draw:id="id70" presentation:style-name="a799" draw:name="Title 1" svg:x="0.68924in" svg:y="0.375in" svg:width="3.22569in" svg:height="1.3125in" presentation:class="title" presentation:placeholder="false">
        <draw:text-box>
          <text:p text:style-name="a798" text:class-names="" text:cond-style-name=""><text:span text:style-name="a796" text:class-names="">Click to edit Master title style</text:span><text:span text:style-name="a797" text:class-names=""/></text:p>
        </draw:text-box>
        <svg:title/>
        <svg:desc/>
      </draw:frame>
      <draw:frame draw:id="id71" presentation:style-name="a815" draw:name="Content Placeholder 2" svg:x="4.25174in" svg:y="0.81076in" svg:width="5.0625in" svg:height="3.99653in" presentation:class="object" presentation:placeholder="false">
        <draw:text-box>
          <text:p text:style-name="a801" text:class-names="" text:cond-style-name=""><text:span text:style-name="a800" text:class-names="">Click to edit Master text styles</text:span></text:p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ifth le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19" draw:name="Text Placeholder 3" svg:x="0.68924in" svg:y="1.6875in" svg:width="3.22569in" svg:height="3.12674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73" presentation:style-name="a823" draw:name="Slide Number Placeholder 4" svg:x="9.26575in" svg:y="5.09961in" svg:width="0.59961in" svg:height="0.42992in" presentation:class="page-number" presentation:placeholder="false">
        <draw:text-box>
          <text:p text:style-name="a822" text:class-names="" text:cond-style-name=""><text:span text:style-name="a820" text:class-names=""><text:page-number style:num-format="1" text:fixed="false"/></text:span><text:span text:style-name="a821" text:class-names=""/></text:p>
        </draw:text-box>
        <svg:title/>
        <svg:desc/>
      </draw:frame>
      <presentation:notes style:page-layout-name="pageLayout2" draw:style-name="a840">
        <draw:page-thumbnail svg:x="0.23622in" svg:y="0.88858in" svg:width="7.79449in" svg:height="4.38425in" presentation:class="page" draw:id="id3" presentation:style-name="a824" draw:name="Slide Image Placeholder 1">
          <svg:title/>
          <svg:desc/>
        </draw:page-thumbnail>
        <draw:frame draw:id="id4" presentation:style-name="a827" draw:name="Notes Placeholder 2" svg:x="0.82677in" svg:y="5.55394in" svg:width="6.61378in" svg:height="5.26142in" presentation:class="notes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5" presentation:style-name="a830" draw:name="Header Placeholder 3" svg:x="0in" svg:y="0in" svg:width="3.5878in" svg:height="0.58425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6" presentation:style-name="a833" draw:name="Date Placeholder 4" svg:x="4.67953in" svg:y="0in" svg:width="3.5878in" svg:height="0.58425in" presentation:class="date-time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7" presentation:style-name="a836" draw:name="Footer Placeholder 5" svg:x="0in" svg:y="11.10827in" svg:width="3.5878in" svg:height="0.58425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8" presentation:style-name="a839" draw:name="Slide Number Placeholder 6" svg:x="4.67953in" svg:y="11.10827in" svg:width="3.5878in" svg:height="0.58425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41">
      <draw:frame draw:id="id74" presentation:style-name="a845" draw:name="Title 1" svg:x="0.68924in" svg:y="0.375in" svg:width="3.22569in" svg:height="1.3125in" presentation:class="title" presentation:placeholder="false">
        <draw:text-box>
          <text:p text:style-name="a844" text:class-names="" text:cond-style-name=""><text:span text:style-name="a842" text:class-names="">Click to edit Master title style</text:span><text:span text:style-name="a843" text:class-names=""/></text:p>
        </draw:text-box>
        <svg:title/>
        <svg:desc/>
      </draw:frame>
      <draw:frame draw:id="id75" presentation:style-name="a848" draw:name="Picture Placeholder 2" svg:x="4.25174in" svg:y="0.81076in" svg:width="5.0625in" svg:height="3.99653in" presentation:class="graphic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76" presentation:style-name="a852" draw:name="Text Placeholder 3" svg:x="0.68924in" svg:y="1.6875in" svg:width="3.22569in" svg:height="3.12674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ck to edit Master text styles</text:span></text:p>
            </text:list-item>
          </text:list>
        </draw:text-box>
        <svg:title/>
        <svg:desc/>
      </draw:frame>
      <draw:frame draw:id="id77" presentation:style-name="a856" draw:name="Slide Number Placeholder 4" svg:x="9.26575in" svg:y="5.09961in" svg:width="0.59961in" svg:height="0.42992in" presentation:class="page-number" presentation:placeholder="false">
        <draw:text-box>
          <text:p text:style-name="a855" text:class-names="" text:cond-style-name=""><text:span text:style-name="a853" text:class-names=""><text:page-number style:num-format="1" text:fixed="false"/></text:span><text:span text:style-name="a854" text:class-names=""/></text:p>
        </draw:text-box>
        <svg:title/>
        <svg:desc/>
      </draw:frame>
      <presentation:notes style:page-layout-name="pageLayout2" draw:style-name="a873">
        <draw:page-thumbnail svg:x="0.23622in" svg:y="0.88858in" svg:width="7.79449in" svg:height="4.38425in" presentation:class="page" draw:id="id3" presentation:style-name="a857" draw:name="Slide Image Placeholder 1">
          <svg:title/>
          <svg:desc/>
        </draw:page-thumbnail>
        <draw:frame draw:id="id4" presentation:style-name="a860" draw:name="Notes Placeholder 2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5" presentation:style-name="a863" draw:name="Header Placeholder 3" svg:x="0in" svg:y="0in" svg:width="3.5878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6" presentation:style-name="a866" draw:name="Date Placeholder 4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7" presentation:style-name="a869" draw:name="Footer Placeholder 5" svg:x="0in" svg:y="11.10827in" svg:width="3.5878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8" presentation:style-name="a872" draw:name="Slide Number Placeholder 6" svg:x="4.67953in" svg:y="11.10827in" svg:width="3.5878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874">
      <draw:frame draw:id="id78" presentation:style-name="a878" draw:name="Title 1" svg:x="0.34094in" svg:y="0.48661in" svg:width="9.31772in" svg:height="0.62598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79" presentation:style-name="a895" draw:name="Vertical Text Placeholder 2" svg:x="0.34094in" svg:y="1.26024in" svg:width="9.31772in" svg:height="3.73583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cond le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hird le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1" text:class-names="">Fifth level</text:span><text:span text:style-name="a8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899" draw:name="Slide Number Placeholder 3" svg:x="9.26575in" svg:y="5.09961in" svg:width="0.59961in" svg:height="0.42992in" presentation:class="page-number" presentation:placeholder="false">
        <draw:text-box>
          <text:p text:style-name="a898" text:class-names="" text:cond-style-name=""><text:span text:style-name="a896" text:class-names=""><text:page-number style:num-format="1" text:fixed="false"/></text:span><text:span text:style-name="a897" text:class-names=""/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3" presentation:style-name="a900" draw:name="Slide Image Placeholder 1">
          <svg:title/>
          <svg:desc/>
        </draw:page-thumbnail>
        <draw:frame draw:id="id4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5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17">
      <draw:frame draw:id="id81" presentation:style-name="a921" draw:name="Vertical Title 1" svg:x="7.32986in" svg:y="0.48611in" svg:width="2.32813in" svg:height="4.51042in" presentation:class="title" presentation:placeholder="false">
        <draw:text-box>
          <text:p text:style-name="a920" text:class-names="" text:cond-style-name=""><text:span text:style-name="a918" text:class-names="">Click to edit Master title style</text:span><text:span text:style-name="a919" text:class-names=""/></text:p>
        </draw:text-box>
        <svg:title/>
        <svg:desc/>
      </draw:frame>
      <draw:frame draw:id="id82" presentation:style-name="a938" draw:name="Vertical Text Placeholder 2" svg:x="0.34028in" svg:y="0.48611in" svg:width="6.82292in" svg:height="4.51042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Click to edit Master text styles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942" draw:name="Slide Number Placeholder 3" svg:x="9.26575in" svg:y="5.09961in" svg:width="0.59961in" svg:height="0.42992in" presentation:class="page-number" presentation:placeholder="false">
        <draw:text-box>
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</draw:text-box>
        <svg:title/>
        <svg:desc/>
      </draw:frame>
      <presentation:notes style:page-layout-name="pageLayout2" draw:style-name="a959">
        <draw:page-thumbnail svg:x="0.23622in" svg:y="0.88858in" svg:width="7.79449in" svg:height="4.38425in" presentation:class="page" draw:id="id3" presentation:style-name="a943" draw:name="Slide Image Placeholder 1">
          <svg:title/>
          <svg:desc/>
        </draw:page-thumbnail>
        <draw:frame draw:id="id4" presentation:style-name="a946" draw:name="Notes Placeholder 2" svg:x="0.82677in" svg:y="5.55394in" svg:width="6.61378in" svg:height="5.26142in" presentation:class="notes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49" draw:name="Header Placeholder 3" svg:x="0in" svg:y="0in" svg:width="3.5878in" svg:height="0.58425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6" presentation:style-name="a952" draw:name="Date Placeholder 4" svg:x="4.67953in" svg:y="0in" svg:width="3.5878in" svg:height="0.58425in" presentation:class="date-time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7" presentation:style-name="a955" draw:name="Footer Placeholder 5" svg:x="0in" svg:y="11.10827in" svg:width="3.5878in" svg:height="0.58425in" presentation:class="footer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8" presentation:style-name="a958" draw:name="Slide Number Placeholder 6" svg:x="4.67953in" svg:y="11.10827in" svg:width="3.5878in" svg:height="0.58425in" presentation:class="page-number" presentation:placeholder="false">
          <draw:text-box>
            <text:p text:style-name="a957" text:class-names="" text:cond-style-name=""><text:span text:style-name="a9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60">
      <draw:frame draw:id="id84" presentation:style-name="a963" draw:name="Header Placeholder 1" svg:x="0in" svg:y="0in" svg:width="3.25478in" svg:height="0.49967in" presentation:class="header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85" presentation:style-name="a966" draw:name="Date Placeholder 2" svg:x="4.24518in" svg:y="0in" svg:width="3.25478in" svg:height="0.49967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86" presentation:style-name="a969" draw:name="Footer Placeholder 3" svg:x="0in" svg:y="9.50017in" svg:width="3.25478in" svg:height="0.49967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87" presentation:style-name="a972" draw:name="Slide Number Placeholder 4" svg:x="4.24518in" svg:y="9.50017in" svg:width="3.25478in" svg:height="0.49967in" presentation:class="page-number" presentation:placeholder="false">
        <draw:text-box>
          <text:p text:style-name="a971" text:class-names="" text:cond-style-name=""><text:span text:style-name="a97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Jamas Progress Week 3</dc:title>
    <dc:creator>B10709036</dc:creator>
    <dc:date>2023-12-07T23:17:50Z</dc:date>
    <meta:editing-cycles>1</meta:editing-cycles>
    <meta:editing-duration>PT0S</meta:editing-duration>
    <meta:document-statistic meta:paragraph-count="35" meta:word-count="242"/>
  </office:meta>
</office:document-meta>
</file>